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96.01pt" fo:break-before="auto" style:use-optimal-row-height="true"/>
    </style:style>
    <style:style style:name="ro5" style:family="table-row">
      <style:table-row-properties style:row-height="143.26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64.15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office:value-type="string" calcext:value-type="string">
            <text:p>inexperienced</text:p>
          </table:table-cell>
          <table:table-cell office:value-type="string" calcext:value-type="string">
            <text:p>ˌɪnɪkˈspɪəriənst</text:p>
          </table:table-cell>
          <table:table-cell office:value-type="string" calcext:value-type="string">
            <text:p>неопытный</text:p>
            <text:p>Inexperienced managers often have problems with their sta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similar</text:p>
          </table:table-cell>
          <table:table-cell/>
          <table:table-cell office:value-type="string" calcext:value-type="string">
            <text:p>непохожий</text:p>
            <text:p>It is hard to imagine two ethnically identical and adjoining societies so dissimilar in style and philosoph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dible</text:p>
          </table:table-cell>
          <table:table-cell/>
          <table:table-cell office:value-type="string" calcext:value-type="string">
            <text:p>несъедобный</text:p>
            <text:p>The meat had been cooked so long that it was inedib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mature</text:p>
          </table:table-cell>
          <table:table-cell office:value-type="string" calcext:value-type="string">
            <text:p>ˌɪməˈtʃʊə</text:p>
          </table:table-cell>
          <table:table-cell office:value-type="string" calcext:value-type="string">
            <text:p>зрелый</text:p>
            <text:p>He forgave his son’s immature behaviou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ure</text:p>
          </table:table-cell>
          <table:table-cell office:value-type="string" calcext:value-type="string">
            <text:p>məˈtjʊə</text:p>
          </table:table-cell>
          <table:table-cell office:value-type="string" calcext:value-type="string">
            <text:p>зрелый </text:p>
            <text:p>We’re mature enough to disagree on this issue but still respect each othe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ral</text:p>
          </table:table-cell>
          <table:table-cell office:value-type="string" calcext:value-type="string">
            <text:p>ˈmɒrəl</text:p>
          </table:table-cell>
          <table:table-cell office:value-type="string" calcext:value-type="string">
            <text:p>моральный, нравственный</text:p>
            <text:p>It is easy to have an opinion on a moral issue like the death penalty for murder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improbable</text:p>
          </table:table-cell>
          <table:table-cell/>
          <table:table-cell office:value-type="string" calcext:value-type="string">
            <text:p>not likely to be true or to happen</text:p>
            <text:p>невероятный, неправдоподобный</text:p>
            <text:p>It seems highly improbable that he had no knowledge of the affair.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irregular</text:p>
          </table:table-cell>
          <table:table-cell/>
          <table:table-cell office:value-type="string" calcext:value-type="string">
            <text:p>Irregular actions or events happen with a different amount of time between each one.</text:p>
            <text:p>Нерегулярный</text:p>
            <text:p>He’s receiving medication for an irregular heartbea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responsible</text:p>
          </table:table-cell>
          <table:table-cell/>
          <table:table-cell office:value-type="string" calcext:value-type="string">
            <text:p>безответственный</text:p>
            <text:p>When it comes to money, Dan is completely irresponsibl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rreplaceable</text:p>
          </table:table-cell>
          <table:table-cell/>
          <table:table-cell office:value-type="string" calcext:value-type="string">
            <text:p>незаменимый, невозместимый</text:p>
            <text:p>Works of art were lost, many of them irreplaceabl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llegible</text:p>
          </table:table-cell>
          <table:table-cell/>
          <table:table-cell office:value-type="string" calcext:value-type="string">
            <text:p>неразборчивый</text:p>
            <text:p>I don't know what this note says - Dad's handwriting is totally illegible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terate</text:p>
          </table:table-cell>
          <table:table-cell office:value-type="string" calcext:value-type="string">
            <text:p>ˈlɪtərət</text:p>
          </table:table-cell>
          <table:table-cell office:value-type="string" calcext:value-type="string">
            <text:p>грамотный</text:p>
            <text:p>It, too, wants people to be literate and complains that its offers to help have been igno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literate</text:p>
          </table:table-cell>
          <table:table-cell/>
          <table:table-cell office:value-type="string" calcext:value-type="string">
            <text:p>Безграмотный</text:p>
            <text:p>His father was an illiterate farm work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привязывать/связывать/перевязывать</text:p>
            <text:p>They tied him to a tree and beat him up.</text:p>
            <text:p>Tie this label to your suitcas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отбивать охоту, отговаривать</text:p>
            <text:p>My father is a lawyer, and he discouraged me from entering the fiel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like</text:p>
          </table:table-cell>
          <table:table-cell/>
          <table:table-cell office:value-type="string" calcext:value-type="string">
            <text:p>не любить</text:p>
            <text:p>I dislike being the centre of attenti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prove</text:p>
          </table:table-cell>
          <table:table-cell/>
          <table:table-cell office:value-type="string" calcext:value-type="string">
            <text:p>to prove that something is not true</text:p>
            <text:p>опровергать</text:p>
            <text:p>These figures disproved Smith’s argu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d</text:p>
          </table:table-cell>
          <table:table-cell/>
          <table:table-cell office:value-type="string" calcext:value-type="string">
            <text:p>Сгибать часть тела</text:p>
            <text:p>Bend your knees, but keep your back straigh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складывать, сгибать</text:p>
            <text:p>Fold the paper along the dotted lin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veil</text:p>
          </table:table-cell>
          <table:table-cell/>
          <table:table-cell office:value-type="string" calcext:value-type="string">
            <text:p>1) to remove the cover from an object as part of an official ceremony</text:p>
            <text:p>торжественно открывать</text:p>
            <text:p>The statue was unveiled by the Queen.</text:p>
            <text:p>2) раскрывать, обнародовать</text:p>
            <text:p>The new policy is due to be unveiled later this mont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расстегивать, развязывать</text:p>
            <text:p>I took off my hat and undid my coa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ntibiotic</text:p>
          </table:table-cell>
          <table:table-cell office:value-type="string" calcext:value-type="string">
            <text:p>ˌæntɪbaɪˈɒtɪk</text:p>
          </table:table-cell>
          <table:table-cell office:value-type="string" calcext:value-type="string">
            <text:p>Thirteen strains were resistant to three or more antibiotic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ntiseptic</text:p>
          </table:table-cell>
          <table:table-cell office:value-type="string" calcext:value-type="string">
            <text:p>ˌæntəˈseptɪk</text:p>
          </table:table-cell>
          <table:table-cell office:value-type="string" calcext:value-type="string">
            <text:p>He dabbed the cut with antiseptic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utograph</text:p>
          </table:table-cell>
          <table:table-cell office:value-type="string" calcext:value-type="string">
            <text:p>ˈɔːtəɡrɑːf </text:p>
          </table:table-cell>
          <table:table-cell office:value-type="string" calcext:value-type="string">
            <text:p>a player who would always sign autographs and chat with f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lateral</text:p>
          </table:table-cell>
          <table:table-cell office:value-type="string" calcext:value-type="string">
            <text:p>baɪˈlætərəl</text:p>
          </table:table-cell>
          <table:table-cell office:value-type="string" calcext:value-type="string">
            <text:p>двусторонний</text:p>
            <text:p>bilateral negotiations between Israel and Sy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hale</text:p>
          </table:table-cell>
          <table:table-cell office:value-type="string" calcext:value-type="string">
            <text:p>eksˈheɪl</text:p>
          </table:table-cell>
          <table:table-cell office:value-type="string" calcext:value-type="string">
            <text:p>выдыхать</text:p>
            <text:p>Take a deep breath, then exhale slowl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communicate</text:p>
          </table:table-cell>
          <table:table-cell/>
          <table:table-cell office:value-type="string" calcext:value-type="string">
            <text:p>отлучить от церкви</text:p>
            <text:p>They say that local field workers now worry about being excommunicated by the Church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slead</text:p>
          </table:table-cell>
          <table:table-cell office:value-type="string" calcext:value-type="string">
            <text:p>ˌmɪsˈliːd</text:p>
          </table:table-cell>
          <table:table-cell office:value-type="string" calcext:value-type="string">
            <text:p>вводить в заблуждение</text:p>
            <text:p>Politicians have misled the public over the dangers of these chemical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ogamous</text:p>
          </table:table-cell>
          <table:table-cell office:value-type="string" calcext:value-type="string">
            <text:p>məˈnɒɡəmous</text:p>
          </table:table-cell>
          <table:table-cell office:value-type="string" calcext:value-type="string">
            <text:p>моногамный</text:p>
            <text:p>the custom of being married to only one husband or wife</text:p>
            <text:p>We live in a monogamous societ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verdo</text:p>
          </table:table-cell>
          <table:table-cell/>
          <table:table-cell office:value-type="string" calcext:value-type="string">
            <text:p>переборщить, переусердствовать</text:p>
            <text:p>I went to the gym yesterday, but I think I overdid it a bi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tired</text:p>
          </table:table-cell>
          <table:table-cell/>
          <table:table-cell office:value-type="string" calcext:value-type="string">
            <text:p>Very tired</text:p>
            <text:p> Aim to have frequent breaks before becoming overtired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vereat</text:p>
          </table:table-cell>
          <table:table-cell/>
          <table:table-cell office:value-type="string" calcext:value-type="string">
            <text:p>Most other Western countries are overeating, and the developing countries are fast catching 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onceived</text:p>
          </table:table-cell>
          <table:table-cell office:value-type="string" calcext:value-type="string">
            <text:p>ˌpriːkənˈsiːvd</text:p>
          </table:table-cell>
          <table:table-cell office:value-type="string" calcext:value-type="string">
            <text:p>предвзятый</text:p>
            <text:p>We started from scratch with no preconceived idea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ay</text:p>
          </table:table-cell>
          <table:table-cell/>
          <table:table-cell office:value-type="string" calcext:value-type="string">
            <text:p>возвращать (долг)</text:p>
            <text:p>I’ll repay you the money you lent me next week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ubmarine</text:p>
          </table:table-cell>
          <table:table-cell office:value-type="string" calcext:value-type="string">
            <text:p>ˈsʌbməriːn,</text:p>
          </table:table-cell>
          <table:table-cell office:value-type="string" calcext:value-type="string">
            <text:p>The McKee, with its crew of 1,515 officers and sailors, is a full-service repair ship for submarines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underwork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used</text:p>
          </table:table-cell>
          <table:table-cell office:value-type="string" calcext:value-type="string">
            <text:p>ˌʌndəˈjuːzd</text:p>
          </table:table-cell>
          <table:table-cell office:value-type="string" calcext:value-type="string">
            <text:p>недоиспользованный</text:p>
            <text:p>Yet these tonics are underused and under-research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creet</text:p>
          </table:table-cell>
          <table:table-cell office:value-type="string" calcext:value-type="string">
            <text:p>dɪˈskriːt</text:p>
          </table:table-cell>
          <table:table-cell office:value-type="string" calcext:value-type="string">
            <text:p>тактичный, не болтливый</text:p>
            <text:p>Chambers was discreet about the affair.</text:p>
            <text:p>It was very indiscreet of Colin to tell them about our pla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vincing</text:p>
          </table:table-cell>
          <table:table-cell/>
          <table:table-cell office:value-type="string" calcext:value-type="string">
            <text:p>убедительный</text:p>
            <text:p>convincing evidence of his guilt</text:p>
            <text:p>Some readers will find the arguments unconvinc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relevant</text:p>
          </table:table-cell>
          <table:table-cell/>
          <table:table-cell office:value-type="string" calcext:value-type="string">
            <text:p>не имеющий отношения к чему-либо</text:p>
            <text:p>The defendant’s lawyer argued that his past offenses were irrelevant to this cas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bedient</text:p>
          </table:table-cell>
          <table:table-cell office:value-type="string" calcext:value-type="string">
            <text:p>əˈbiːdiənt</text:p>
          </table:table-cell>
          <table:table-cell office:value-type="string" calcext:value-type="string">
            <text:p>послушный</text:p>
            <text:p>Is being faithful the same thing as being obedient?</text:p>
            <text:p>He is a pleasant child, but often rowdy, disobedient and rough with other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grateful</text:p>
          </table:table-cell>
          <table:table-cell/>
          <table:table-cell office:value-type="string" calcext:value-type="string">
            <text:p>Неблагодарный</text:p>
            <text:p>I don't mean to sound ungrateful, but I really don't need any help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yal / disloyal</text:p>
          </table:table-cell>
          <table:table-cell/>
          <table:table-cell office:value-type="string" calcext:value-type="string">
            <text:p>преданный</text:p>
            <text:p>her many years of loyal service to the company</text:p>
            <text:p>He felt he had been disloyal to his friend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Нетерпимый</text:p>
            <text:p>people who are intolerant of other people’s political beliefs</text:p>
          </table:table-cell>
          <table:table-cell table:number-columns-repeated="1021"/>
        </table:table-row>
        <table:table-row table:style-name="ro8" table:number-rows-repeated="1048528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2:43:34.246810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1DT23H52M56S</meta:editing-duration>
    <meta:editing-cycles>15</meta:editing-cycles>
    <meta:generator>LibreOffice/6.0.7.3$Linux_X86_64 LibreOffice_project/00m0$Build-3</meta:generator>
    <dc:date>2022-03-10T01:17:14.981118621</dc:date>
    <meta:document-statistic meta:table-count="1" meta:cell-count="104" meta:object-count="0"/>
    <meta:template xlink:type="simple" xlink:actuate="onRequest" xlink:title="vocabularyUnit" xlink:href="../../../../Templates/vocabularyUnit.ots" meta:date="2021-07-23T23:09:37.744245147"/>
  </office:meta>
</office:document-meta>
</file>